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0854" officeooo:paragraph-rsid="0013085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0854" officeooo:paragraph-rsid="0013085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0854" officeooo:paragraph-rsid="0013085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6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₃</text:p>
      <text:p text:style-name="P1"/>
      <text:p text:style-name="P2">//import </text:p>
      <text:p text:style-name="P3">mongoimport --db livre --collection livres --file livre.json –jsonArray</text:p>
      <text:p text:style-name="P3"/>
      <text:p text:style-name="P2">//Liste de tous les livres TYPE Book</text:p>
      <text:p text:style-name="P3">db.livres.find({type : "Book"}).toArray()</text:p>
      <text:p text:style-name="P3"/>
      <text:p text:style-name="P2">//Liste de toutes les publications depuis 2011</text:p>
      <text:p text:style-name="P3">db.livres.find({year : {$gt : 2011}}).toArray()</text:p>
      <text:p text:style-name="P3"/>
      <text:p text:style-name="P2">//Liste des livres depuis 2014</text:p>
      <text:p text:style-name="P3">db.livres.find({$and : [{type: "Book"},{ year : {$gt : 2014}}]})</text:p>
      <text:p text:style-name="P3"/>
      <text:p text:style-name="P2">//<text:span text:style-name="T2">Liste des publications de l’auteur Toru Ishida</text:span></text:p>
      <text:p text:style-name="P3">db.livres.find({authors: "Toru Ishida"}).toArray() <text:s/>//<text:span text:style-name="T2">auteur Toru Ishida avec ou sans autres auteurs</text:span></text:p>
      <text:p text:style-name="P3"/>
      <text:p text:style-name="P2">//<text:span text:style-name="T2">Liste de tous les editeurs distincts</text:span></text:p>
      <text:p text:style-name="P3">db.livres.distinct("publisher")</text:p>
      <text:p text:style-name="P3"/>
      <text:p text:style-name="P2">//<text:span text:style-name="T2">Liste de tous les auteurs distincts</text:span></text:p>
      <text:p text:style-name="P3">db.livres.distinct("authors"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1:01:06.911000000</meta:creation-date>
    <dc:date>2022-11-23T11:20:08.159000000</dc:date>
    <meta:editing-duration>PT8M37S</meta:editing-duration>
    <meta:editing-cycles>1</meta:editing-cycles>
    <meta:document-statistic meta:table-count="0" meta:image-count="0" meta:object-count="0" meta:page-count="1" meta:paragraph-count="15" meta:word-count="82" meta:character-count="630" meta:non-whitespace-character-count="565"/>
    <meta:generator>LibreOffice/6.4.1.2$Windows_X86_64 LibreOffice_project/4d224e95b98b138af42a64d84056446d09082932</meta:generator>
  </office:meta>
</office:document-meta>
</file>